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ListParagraph" style:list-style-name="LFO1" style:family="paragraph">
      <style:text-properties fo:language="en" fo:country="US"/>
    </style:style>
    <style:style style:name="P3" style:parent-style-name="ListParagraph" style:list-style-name="LFO1" style:family="paragraph">
      <style:text-properties fo:language="en" fo:country="US"/>
    </style:style>
    <style:style style:name="P4" style:parent-style-name="ListParagraph" style:list-style-name="LFO1" style:family="paragraph">
      <style:text-properties fo:language="en" fo:country="US"/>
    </style:style>
    <style:style style:name="P5" style:parent-style-name="ListParagraph" style:list-style-name="LFO1" style:family="paragraph">
      <style:text-properties fo:language="en" fo:country="US"/>
    </style:style>
    <style:style style:name="P6" style:parent-style-name="ListParagraph" style:list-style-name="LFO1" style:family="paragraph">
      <style:text-properties fo:language="en" fo:country="US"/>
    </style:style>
    <style:style style:name="P7" style:parent-style-name="ListParagraph" style:list-style-name="LFO1" style:family="paragraph">
      <style:text-properties fo:language="en" fo:country="US"/>
    </style:style>
    <style:style style:name="P8" style:parent-style-name="ListParagraph" style:list-style-name="LFO1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ListParagraph" style:list-style-name="LFO1" style:family="paragraph">
      <style:text-properties fo:language="en" fo:country="US"/>
    </style:style>
    <style:style style:name="P12" style:parent-style-name="ListParagraph" style:list-style-name="LFO1" style:family="paragraph">
      <style:text-properties fo:language="en" fo:country="US"/>
    </style:style>
    <style:style style:name="P13" style:parent-style-name="ListParagraph" style:list-style-name="LFO1" style:family="paragraph">
      <style:text-properties fo:language="en" fo:country="US"/>
    </style:style>
    <style:style style:name="P14" style:parent-style-name="ListParagraph" style:list-style-name="LFO1" style:family="paragraph">
      <style:text-properties fo:language="en" fo:country="US"/>
    </style:style>
    <style:style style:name="P15" style:parent-style-name="ListParagraph" style:list-style-name="LFO1" style:family="paragraph">
      <style:text-properties fo:language="en" fo:country="US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fo:language="en" fo:country="US"/>
    </style:style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>
      <style:text-properties fo:language="en" fo:country="US"/>
    </style:style>
    <style:style style:name="P23" style:parent-style-name="ListParagraph" style:list-style-name="LFO1" style:family="paragraph"/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P26" style:parent-style-name="ListParagraph" style:list-style-name="LFO1" style:family="paragraph">
      <style:text-properties fo:language="en" fo:country="US"/>
    </style:style>
    <style:style style:name="P27" style:parent-style-name="ListParagraph" style:list-style-name="LFO1" style:family="paragraph">
      <style:text-properties fo:language="en" fo:country="US"/>
    </style:style>
    <style:style style:name="P28" style:parent-style-name="ListParagraph" style:list-style-name="LFO1" style:family="paragraph">
      <style:text-properties fo:language="en" fo:country="US"/>
    </style:style>
    <style:style style:name="P29" style:parent-style-name="ListParagraph" style:list-style-name="LFO1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ListParagraph" style:list-style-name="LFO1" style:family="paragraph">
      <style:text-properties fo:language="en" fo:country="US"/>
    </style:style>
    <style:style style:name="P33" style:parent-style-name="ListParagraph" style:list-style-name="LFO1" style:family="paragraph">
      <style:text-properties fo:language="en" fo:country="US"/>
    </style:style>
    <style:style style:name="P34" style:parent-style-name="ListParagraph" style:list-style-name="LFO1" style:family="paragraph">
      <style:text-properties fo:language="en" fo:country="US"/>
    </style:style>
    <style:style style:name="P35" style:parent-style-name="ListParagraph" style:list-style-name="LFO1" style:family="paragraph">
      <style:text-properties fo:language="en" fo:country="US"/>
    </style:style>
  </office:automatic-styles>
  <office:body>
    <office:text text:use-soft-page-breaks="true">
      <text:p text:style-name="P1">Gatves maistas:</text:p>
      <text:list text:style-name="LFO1" text:continue-numbering="true">
        <text:list-item>
          <text:p text:style-name="P2">Diurium</text:p>
        </text:list-item>
        <text:list-item>
          <text:p text:style-name="P3">Doner</text:p>
        </text:list-item>
        <text:list-item>
          <text:p text:style-name="P4">Efe – baltas suris su žolėmis</text:p>
        </text:list-item>
        <text:list-item>
          <text:p text:style-name="P5">Katmar – desertas blynas su pistacijomis ir ledais</text:p>
        </text:list-item>
        <text:list-item>
          <text:p text:style-name="P6">Riestainiai Simit<text:s/>( Europoje ir azijoje skiriasi)</text:p>
        </text:list-item>
        <text:list-item>
          <text:p text:style-name="P7">Kokorec<text:s/>-<text:s/>avienos žarnokų sumuštinis</text:p>
        </text:list-item>
        <text:list-item>
          <text:p text:style-name="P8">Balik ekmek – sumuštinis su sardine</text:p>
        </text:list-item>
      </text:list>
      <text:p text:style-name="P9"/>
      <text:p text:style-name="P10">Vietos<text:s/></text:p>
      <text:list text:style-name="LFO1" text:continue-numbering="true">
        <text:list-item>
          <text:p text:style-name="P11">Taksimo aikste</text:p>
        </text:list-item>
        <text:list-item>
          <text:p text:style-name="P12">Istiklal gatve</text:p>
        </text:list-item>
        <text:list-item>
          <text:p text:style-name="P13">Galata bokstas</text:p>
        </text:list-item>
        <text:list-item>
          <text:p text:style-name="P14">Galatos tiltas</text:p>
        </text:list-item>
        <text:list-item>
          <text:p text:style-name="P15">Karakoy prieplauka – keltas į aziją Kadikoy rajoną <text:s/>– tinka Sambulo kortelė</text:p>
        </text:list-item>
        <text:list-item>
          <text:p text:style-name="P16"><text:span text:style-name="T17">Kadikoy parkas (azija) gra</text:span>žiausi saulėlydžiai</text:p>
        </text:list-item>
        <text:list-item>
          <text:p text:style-name="P18">Bazilikos cisterna</text:p>
        </text:list-item>
        <text:list-item>
          <text:p text:style-name="P19">Konstantino kolona</text:p>
        </text:list-item>
        <text:list-item>
          <text:p text:style-name="P20">Sofijos soboras - ateiti anksti ryte arba prieš uždarant.</text:p>
        </text:list-item>
        <text:list-item>
          <text:p text:style-name="P21">Mėlynoji (sultono ahmeto) mečetė</text:p>
        </text:list-item>
        <text:list-item>
          <text:p text:style-name="P22">Grand Bazar</text:p>
        </text:list-item>
        <text:list-item>
          <text:p text:style-name="P23"><text:span text:style-name="T24">Desertinė “Karakoy Gulluoglu” -</text:span><text:s/><text:span text:style-name="T25">Kemankeş Karamustafa Paşa, Kemankeş Cd. No:67, 34425 Beyoğlu/İstanbul, Türkiye</text:span></text:p>
        </text:list-item>
        <text:list-item>
          <text:p text:style-name="P26">Karakoy prieplauka – keltas į aziją Kadikoy <text:s/>– tinka Sambulo kortele</text:p>
        </text:list-item>
        <text:list-item>
          <text:p text:style-name="P27">Bahariye gatvė Kadikoy rajonas – spalvoti burbuliukai ir tramvajus</text:p>
        </text:list-item>
        <text:list-item>
          <text:p text:style-name="P28">Moda kvartalas<text:s/></text:p>
        </text:list-item>
        <text:list-item>
          <text:p text:style-name="P29">Misir Carsisi – prieskonių turgus -<text:s/>Rüstem Paşa, 34116 Fatih/İstanbul, Türkiye</text:p>
        </text:list-item>
      </text:list>
      <text:p text:style-name="P30"/>
      <text:p text:style-name="P31">Restoranai</text:p>
      <text:list text:style-name="LFO1" text:continue-numbering="true">
        <text:list-item>
          <text:p text:style-name="P32">ALI OCAKBASI (Karakoy rajonas)</text:p>
        </text:list-item>
        <text:list-item>
          <text:p text:style-name="P33">SalonGalata – pusryčių restoranas ,<text:s/>Azapkapı, Bankalar Cd. No. 3/A, 34420 Beyoğlu/İstanbul, Türkiye</text:p>
        </text:list-item>
        <text:list-item>
          <text:p text:style-name="P34">Picerija “Borsam Tasfirin Bahariye” -<text:s/>Osmanağa, Serasker Cd. No:78, 34714 Kadıköy/İstanbul, Türkiye</text:p>
        </text:list-item>
        <text:list-item>
          <text:p text:style-name="P35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lt" fo:country="L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ytis Puodžiūnas</meta:initial-creator>
    <dc:creator>Rytis Puodžiūnas</dc:creator>
    <meta:creation-date>2023-09-25T16:14:00Z</meta:creation-date>
    <dc:date>2023-10-03T09:38:00Z</dc:date>
    <meta:template xlink:href="Normal" xlink:type="simple"/>
    <meta:editing-cycles>1</meta:editing-cycles>
    <meta:editing-duration>PT393300S</meta:editing-duration>
    <meta:document-statistic meta:page-count="1" meta:paragraph-count="2" meta:word-count="733" meta:character-count="1150" meta:row-count="3" meta:non-whitespace-character-count="419"/>
  </office:meta>
</office:document-meta>
</file>